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12.85pt"/>
    </style:style>
    <style:style style:name="co2" style:family="table-column">
      <style:table-column-properties fo:break-before="auto" style:column-width="116.9pt"/>
    </style:style>
    <style:style style:name="co3" style:family="table-column">
      <style:table-column-properties fo:break-before="auto" style:column-width="58.05pt"/>
    </style:style>
    <style:style style:name="co4" style:family="table-column">
      <style:table-column-properties fo:break-before="auto" style:column-width="89.74pt"/>
    </style:style>
    <style:style style:name="co5" style:family="table-column">
      <style:table-column-properties fo:break-before="auto" style:column-width="57.49pt"/>
    </style:style>
    <style:style style:name="ro1" style:family="table-row">
      <style:table-row-properties style:row-height="12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 style:data-style-name="N13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" style:family="table-cell" style:parent-style-name="Default" style:data-style-name="N13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" style:family="table-cell" style:parent-style-name="Default" style:data-style-name="N13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" style:family="table-cell" style:parent-style-name="Default" style:data-style-name="N13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2" style:family="table-cell" style:parent-style-name="Default" style:data-style-name="N13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3" style:family="table-cell" style:parent-style-name="Default" style:data-style-name="N13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4" style:family="table-cell" style:parent-style-name="Default" style:data-style-name="N13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number-columns-repeated="252" table:default-cell-style-name="ce6"/>
        <table:table-column table:style-name="co5" table:number-columns-repeated="768" table:default-cell-style-name="Default"/>
        <table:table-row table:style-name="ro1">
          <table:table-cell table:style-name="ce1" office:value-type="string" office:string-value="TARJETA" calcext:value-type="string">
            <text:p>TARJETA </text:p>
          </table:table-cell>
          <table:table-cell table:style-name="ce5"/>
          <table:table-cell table:style-name="ce9"/>
          <table:table-cell table:style-name="ce12"/>
          <table:table-cell table:style-name="ce5" table:number-columns-repeated="123"/>
          <table:table-cell table:number-columns-repeated="897"/>
        </table:table-row>
        <table:table-row table:style-name="ro1">
          <table:table-cell table:style-name="ce2" office:value-type="string" office:string-value="Componente" calcext:value-type="string">
            <text:p>Componente </text:p>
          </table:table-cell>
          <table:table-cell table:style-name="ce7" office:value-type="string" calcext:value-type="string">
            <text:p>característica</text:p>
          </table:table-cell>
          <table:table-cell table:style-name="ce10" office:value-type="string" calcext:value-type="string">
            <text:p>Cantidad</text:p>
          </table:table-cell>
          <table:table-cell table:style-name="ce13" office:value-type="string" office:string-value="Precio" calcext:value-type="string">
            <text:p><text:s/>Precio </text:p>
          </table:table-cell>
          <table:table-cell table:style-name="ce5" table:number-columns-repeated="123"/>
          <table:table-cell table:number-columns-repeated="897"/>
        </table:table-row>
        <table:table-row table:style-name="ro1">
          <table:table-cell table:style-name="ce2" office:value-type="string" office:string-value="Conversor USB-TTY  " calcext:value-type="string">
            <text:p>Conversor USB-TTY <text:s text:c="2"/></text:p>
          </table:table-cell>
          <table:table-cell table:style-name="ce7" office:value-type="string" calcext:value-type="string">
            <text:p>Usb-uart</text:p>
          </table:table-cell>
          <table:table-cell table:style-name="ce10" office:value-type="float" office:value="1" calcext:value-type="float">
            <text:p>1</text:p>
          </table:table-cell>
          <table:table-cell table:style-name="ce13"/>
          <table:table-cell table:style-name="ce5" table:number-columns-repeated="2"/>
          <table:table-cell table:style-name="ce5" office:value-type="float" office:value="21" calcext:value-type="float">
            <text:p>21</text:p>
          </table:table-cell>
          <table:table-cell table:style-name="ce5" office:value-type="float" office:value="18" calcext:value-type="float">
            <text:p>18</text:p>
          </table:table-cell>
          <table:table-cell table:style-name="ce5" table:number-columns-repeated="119"/>
          <table:table-cell table:number-columns-repeated="897"/>
        </table:table-row>
        <table:table-row table:style-name="ro1">
          <table:table-cell table:style-name="ce2" office:value-type="string" office:string-value="LM1117 encapsulado SOT223  " calcext:value-type="string">
            <text:p>LM1117 encapsulado SOT223 <text:s text:c="2"/></text:p>
          </table:table-cell>
          <table:table-cell table:style-name="ce7" office:value-type="string" calcext:value-type="string">
            <text:p>Suprficial</text:p>
          </table:table-cell>
          <table:table-cell table:style-name="ce10" office:value-type="float" office:value="1" calcext:value-type="float">
            <text:p>1</text:p>
          </table:table-cell>
          <table:table-cell table:style-name="ce13"/>
          <table:table-cell table:style-name="ce5" table:number-columns-repeated="123"/>
          <table:table-cell table:number-columns-repeated="897"/>
        </table:table-row>
        <table:table-row table:style-name="ro1">
          <table:table-cell table:style-name="ce2" office:value-type="string" office:string-value="Condensador cerámico" calcext:value-type="string">
            <text:p>Condensador cerámico </text:p>
          </table:table-cell>
          <table:table-cell table:style-name="ce7" office:value-type="string" calcext:value-type="string">
            <text:p>100pF</text:p>
          </table:table-cell>
          <table:table-cell table:style-name="ce10" office:value-type="float" office:value="1" calcext:value-type="float">
            <text:p>1</text:p>
          </table:table-cell>
          <table:table-cell table:style-name="ce13"/>
          <table:table-cell table:style-name="ce5" table:number-columns-repeated="123"/>
          <table:table-cell table:number-columns-repeated="897"/>
        </table:table-row>
        <table:table-row table:style-name="ro1">
          <table:table-cell table:style-name="ce2" office:value-type="string" office:string-value="Condensador" calcext:value-type="string">
            <text:p>Condensador </text:p>
          </table:table-cell>
          <table:table-cell table:style-name="ce7" office:value-type="string" calcext:value-type="string">
            <text:p>330uF</text:p>
          </table:table-cell>
          <table:table-cell table:style-name="ce10" office:value-type="float" office:value="2" calcext:value-type="float">
            <text:p>2</text:p>
          </table:table-cell>
          <table:table-cell table:style-name="ce13"/>
          <table:table-cell table:style-name="ce5" table:number-columns-repeated="123"/>
          <table:table-cell table:number-columns-repeated="897"/>
        </table:table-row>
        <table:table-row table:style-name="ro1">
          <table:table-cell table:style-name="ce2" office:value-type="string" office:string-value="Resistencias" calcext:value-type="string">
            <text:p>Resistencias </text:p>
          </table:table-cell>
          <table:table-cell table:style-name="ce7" office:value-type="string" calcext:value-type="string">
            <text:p>1/4 o 1/8 Vatio</text:p>
          </table:table-cell>
          <table:table-cell table:style-name="ce10" office:value-type="float" office:value="7" calcext:value-type="float">
            <text:p>7</text:p>
          </table:table-cell>
          <table:table-cell table:style-name="ce13"/>
          <table:table-cell table:style-name="ce5" table:number-columns-repeated="123"/>
          <table:table-cell table:number-columns-repeated="897"/>
        </table:table-row>
        <table:table-row table:style-name="ro1">
          <table:table-cell table:style-name="ce2" office:value-type="string" office:string-value="Regleta" calcext:value-type="string">
            <text:p>Regleta </text:p>
          </table:table-cell>
          <table:table-cell table:style-name="ce7" office:value-type="string" calcext:value-type="string">
            <text:p>macho</text:p>
          </table:table-cell>
          <table:table-cell table:style-name="ce10" office:value-type="float" office:value="1" calcext:value-type="float">
            <text:p>1</text:p>
          </table:table-cell>
          <table:table-cell table:style-name="ce13"/>
          <table:table-cell table:style-name="ce5" table:number-columns-repeated="123"/>
          <table:table-cell table:number-columns-repeated="897"/>
        </table:table-row>
        <table:table-row table:style-name="ro1">
          <table:table-cell table:style-name="ce2" office:value-type="string" office:string-value="Jack" calcext:value-type="string">
            <text:p>Jack </text:p>
          </table:table-cell>
          <table:table-cell table:style-name="ce7" office:value-type="string" calcext:value-type="string">
            <text:p>conector normal</text:p>
          </table:table-cell>
          <table:table-cell table:style-name="ce10" office:value-type="float" office:value="1" calcext:value-type="float">
            <text:p>1</text:p>
          </table:table-cell>
          <table:table-cell table:style-name="ce13"/>
          <table:table-cell table:style-name="ce5" table:number-columns-repeated="123"/>
          <table:table-cell table:number-columns-repeated="897"/>
        </table:table-row>
        <table:table-row table:style-name="ro1">
          <table:table-cell table:style-name="ce3" office:value-type="string" office:string-value="Pulsador pequeño" calcext:value-type="string">
            <text:p>Pulsador pequeño </text:p>
          </table:table-cell>
          <table:table-cell table:style-name="ce8" office:value-type="string" calcext:value-type="string">
            <text:p>4 pines</text:p>
          </table:table-cell>
          <table:table-cell table:style-name="ce11" office:value-type="float" office:value="1" calcext:value-type="float">
            <text:p>1</text:p>
          </table:table-cell>
          <table:table-cell table:style-name="ce13"/>
          <table:table-cell table:style-name="ce5" table:number-columns-repeated="123"/>
          <table:table-cell table:number-columns-repeated="897"/>
        </table:table-row>
        <table:table-row table:style-name="ro1">
          <table:table-cell table:style-name="ce4"/>
          <table:table-cell table:style-name="ce5"/>
          <table:table-cell table:style-name="ce9" office:value-type="string" calcext:value-type="string">
            <text:p>Total</text:p>
          </table:table-cell>
          <table:table-cell table:style-name="ce14" table:formula="of:=SUM([.D2:.D10])" office:value-type="currency" office:value="0" calcext:value-type="currency">
            <text:p><text:s/>$- </text:p>
          </table:table-cell>
          <table:table-cell table:style-name="ce5" table:number-columns-repeated="123"/>
          <table:table-cell table:number-columns-repeated="897"/>
        </table:table-row>
        <table:table-row table:style-name="ro1">
          <table:table-cell table:style-name="ce4"/>
          <table:table-cell table:style-name="ce5"/>
          <table:table-cell table:style-name="ce9"/>
          <table:table-cell table:style-name="ce12"/>
          <table:table-cell table:style-name="ce5" table:number-columns-repeated="123"/>
          <table:table-cell table:number-columns-repeated="897"/>
        </table:table-row>
        <table:table-row table:style-name="ro1">
          <table:table-cell table:style-name="ce1" office:value-type="string" office:string-value="  KIT BÁSICO  " calcext:value-type="string">
            <text:p><text:s text:c="2"/>KIT BÁSICO <text:s text:c="2"/></text:p>
          </table:table-cell>
          <table:table-cell table:style-name="ce5"/>
          <table:table-cell table:style-name="ce9"/>
          <table:table-cell table:style-name="ce12"/>
          <table:table-cell table:style-name="ce5" table:number-columns-repeated="123"/>
          <table:table-cell table:number-columns-repeated="897"/>
        </table:table-row>
        <table:table-row table:style-name="ro1">
          <table:table-cell table:style-name="ce2" office:value-type="string" office:string-value="Componente" calcext:value-type="string">
            <text:p>Componente </text:p>
          </table:table-cell>
          <table:table-cell table:style-name="ce7" office:value-type="string" calcext:value-type="string">
            <text:p>característica</text:p>
          </table:table-cell>
          <table:table-cell table:style-name="ce10" office:value-type="string" calcext:value-type="string">
            <text:p>Cantidad</text:p>
          </table:table-cell>
          <table:table-cell table:style-name="ce13" office:value-type="string" office:string-value="Precio" calcext:value-type="string">
            <text:p><text:s/>Precio </text:p>
          </table:table-cell>
          <table:table-cell table:style-name="ce5" table:number-columns-repeated="123"/>
          <table:table-cell table:number-columns-repeated="897"/>
        </table:table-row>
        <table:table-row table:style-name="ro1">
          <table:table-cell table:style-name="ce2" office:value-type="string" office:string-value="jumpers    " calcext:value-type="string">
            <text:p>jumpers <text:s text:c="4"/></text:p>
          </table:table-cell>
          <table:table-cell table:style-name="ce7" office:value-type="string" calcext:value-type="string">
            <text:p>Macho-hembra</text:p>
          </table:table-cell>
          <table:table-cell table:style-name="ce10" office:value-type="float" office:value="10" calcext:value-type="float">
            <text:p>10</text:p>
          </table:table-cell>
          <table:table-cell table:style-name="ce13"/>
          <table:table-cell table:style-name="ce5" table:number-columns-repeated="123"/>
          <table:table-cell table:number-columns-repeated="897"/>
        </table:table-row>
        <table:table-row table:style-name="ro1">
          <table:table-cell table:style-name="ce2" office:value-type="string" office:string-value="leds difusos" calcext:value-type="string">
            <text:p>leds difusos </text:p>
          </table:table-cell>
          <table:table-cell table:style-name="ce7" office:value-type="string" calcext:value-type="string">
            <text:p>varios colores</text:p>
          </table:table-cell>
          <table:table-cell table:style-name="ce10" office:value-type="float" office:value="4" calcext:value-type="float">
            <text:p>4</text:p>
          </table:table-cell>
          <table:table-cell table:style-name="ce13"/>
          <table:table-cell table:style-name="ce5" table:number-columns-repeated="123"/>
          <table:table-cell table:number-columns-repeated="897"/>
        </table:table-row>
        <table:table-row table:style-name="ro1">
          <table:table-cell table:style-name="ce2" office:value-type="string" office:string-value="Pulsador pequeño" calcext:value-type="string">
            <text:p>Pulsador pequeño </text:p>
          </table:table-cell>
          <table:table-cell table:style-name="ce7" office:value-type="string" calcext:value-type="string">
            <text:p>2 pines</text:p>
          </table:table-cell>
          <table:table-cell table:style-name="ce10" office:value-type="float" office:value="2" calcext:value-type="float">
            <text:p>2</text:p>
          </table:table-cell>
          <table:table-cell table:style-name="ce13"/>
          <table:table-cell table:style-name="ce5" table:number-columns-repeated="123"/>
          <table:table-cell table:number-columns-repeated="897"/>
        </table:table-row>
        <table:table-row table:style-name="ro1">
          <table:table-cell table:style-name="ce2" office:value-type="string" office:string-value="fotoresistencia" calcext:value-type="string">
            <text:p>fotoresistencia </text:p>
          </table:table-cell>
          <table:table-cell table:style-name="ce7" office:value-type="string" calcext:value-type="string">
            <text:p>pequeña</text:p>
          </table:table-cell>
          <table:table-cell table:style-name="ce10" office:value-type="float" office:value="1" calcext:value-type="float">
            <text:p>1</text:p>
          </table:table-cell>
          <table:table-cell table:style-name="ce13"/>
          <table:table-cell table:style-name="ce5" table:number-columns-repeated="123"/>
          <table:table-cell table:number-columns-repeated="897"/>
        </table:table-row>
        <table:table-row table:style-name="ro1">
          <table:table-cell table:style-name="ce2" office:value-type="string" office:string-value="protoboard pequeña  " calcext:value-type="string">
            <text:p>protoboard pequeña <text:s text:c="2"/></text:p>
          </table:table-cell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13"/>
          <table:table-cell table:style-name="ce5" table:number-columns-repeated="123"/>
          <table:table-cell table:number-columns-repeated="897"/>
        </table:table-row>
        <table:table-row table:style-name="ro1">
          <table:table-cell table:style-name="ce2" office:value-type="string" office:string-value="transistores   " calcext:value-type="string">
            <text:p>transistores <text:s text:c="3"/></text:p>
          </table:table-cell>
          <table:table-cell table:style-name="ce7" office:value-type="string" calcext:value-type="string">
            <text:p>2n2222</text:p>
          </table:table-cell>
          <table:table-cell table:style-name="ce10" office:value-type="float" office:value="4" calcext:value-type="float">
            <text:p>4</text:p>
          </table:table-cell>
          <table:table-cell table:style-name="ce13"/>
          <table:table-cell table:style-name="ce5" table:number-columns-repeated="123"/>
          <table:table-cell table:number-columns-repeated="897"/>
        </table:table-row>
        <table:table-row table:style-name="ro1">
          <table:table-cell table:style-name="ce3" office:value-type="string" office:string-value="potenciometro" calcext:value-type="string">
            <text:p>potenciometro </text:p>
          </table:table-cell>
          <table:table-cell table:style-name="ce8" office:value-type="string" calcext:value-type="string">
            <text:p>100k</text:p>
          </table:table-cell>
          <table:table-cell table:style-name="ce11" office:value-type="float" office:value="1" calcext:value-type="float">
            <text:p>1</text:p>
          </table:table-cell>
          <table:table-cell table:style-name="ce13"/>
          <table:table-cell table:style-name="ce5" table:number-columns-repeated="123"/>
          <table:table-cell table:number-columns-repeated="897"/>
        </table:table-row>
        <table:table-row table:style-name="ro1">
          <table:table-cell table:style-name="ce4"/>
          <table:table-cell table:style-name="ce5"/>
          <table:table-cell table:style-name="ce9" office:value-type="string" calcext:value-type="string">
            <text:p>Total</text:p>
          </table:table-cell>
          <table:table-cell table:style-name="ce14" table:formula="of:=SUM([.D15:.D21])" office:value-type="currency" office:value="0" calcext:value-type="currency">
            <text:p><text:s/>$- </text:p>
          </table:table-cell>
          <table:table-cell table:style-name="ce5" table:number-columns-repeated="123"/>
          <table:table-cell table:number-columns-repeated="897"/>
        </table:table-row>
        <table:table-row table:style-name="ro1">
          <table:table-cell table:style-name="ce4"/>
          <table:table-cell table:style-name="ce5"/>
          <table:table-cell table:style-name="ce9"/>
          <table:table-cell table:style-name="ce12"/>
          <table:table-cell table:style-name="ce5" table:number-columns-repeated="123"/>
          <table:table-cell table:number-columns-repeated="897"/>
        </table:table-row>
        <table:table-row table:style-name="ro1">
          <table:table-cell table:style-name="ce1" office:value-type="string" office:string-value="  MODULO POTENCIA  " calcext:value-type="string">
            <text:p><text:s text:c="2"/>MODULO POTENCIA <text:s text:c="2"/></text:p>
          </table:table-cell>
          <table:table-cell table:style-name="ce5"/>
          <table:table-cell table:style-name="ce9"/>
          <table:table-cell table:style-name="ce12"/>
          <table:table-cell table:style-name="ce5" table:number-columns-repeated="123"/>
          <table:table-cell table:number-columns-repeated="897"/>
        </table:table-row>
        <table:table-row table:style-name="ro1">
          <table:table-cell table:style-name="ce2" office:value-type="string" office:string-value="Componente" calcext:value-type="string">
            <text:p>Componente </text:p>
          </table:table-cell>
          <table:table-cell table:style-name="ce7" office:value-type="string" calcext:value-type="string">
            <text:p>característica</text:p>
          </table:table-cell>
          <table:table-cell table:style-name="ce10" office:value-type="string" calcext:value-type="string">
            <text:p>Cantidad</text:p>
          </table:table-cell>
          <table:table-cell table:style-name="ce13" office:value-type="string" office:string-value="Precio" calcext:value-type="string">
            <text:p><text:s/>Precio </text:p>
          </table:table-cell>
          <table:table-cell table:style-name="ce5" table:number-columns-repeated="123"/>
          <table:table-cell table:number-columns-repeated="897"/>
        </table:table-row>
        <table:table-row table:style-name="ro1">
          <table:table-cell table:style-name="ce2" office:value-type="string" office:string-value="Diodo 4004  " calcext:value-type="string">
            <text:p>Diodo 4004 <text:s text:c="2"/></text:p>
          </table:table-cell>
          <table:table-cell table:style-name="ce7" office:value-type="string" calcext:value-type="string">
            <text:p>1n4004</text:p>
          </table:table-cell>
          <table:table-cell table:style-name="ce10" office:value-type="float" office:value="1" calcext:value-type="float">
            <text:p>1</text:p>
          </table:table-cell>
          <table:table-cell table:style-name="ce13"/>
          <table:table-cell table:style-name="ce5" table:number-columns-repeated="123"/>
          <table:table-cell table:number-columns-repeated="897"/>
        </table:table-row>
        <table:table-row table:style-name="ro1">
          <table:table-cell table:style-name="ce2" office:value-type="string" office:string-value="Conectores MOLEX  2 pines  " calcext:value-type="string">
            <text:p>Conectores MOLEX <text:s/>2 pines <text:s text:c="2"/></text:p>
          </table:table-cell>
          <table:table-cell table:style-name="ce7"/>
          <table:table-cell table:style-name="ce10" office:value-type="float" office:value="2" calcext:value-type="float">
            <text:p>2</text:p>
          </table:table-cell>
          <table:table-cell table:style-name="ce13"/>
          <table:table-cell table:style-name="ce5" table:number-columns-repeated="123"/>
          <table:table-cell table:number-columns-repeated="897"/>
        </table:table-row>
        <table:table-row table:style-name="ro1">
          <table:table-cell table:style-name="ce2" office:value-type="string" office:string-value="Transistores" calcext:value-type="string">
            <text:p>Transistores </text:p>
          </table:table-cell>
          <table:table-cell table:style-name="ce7" office:value-type="string" calcext:value-type="string">
            <text:p>2n2222</text:p>
          </table:table-cell>
          <table:table-cell table:style-name="ce10" office:value-type="float" office:value="2" calcext:value-type="float">
            <text:p>2</text:p>
          </table:table-cell>
          <table:table-cell table:style-name="ce13"/>
          <table:table-cell table:style-name="ce5" table:number-columns-repeated="123"/>
          <table:table-cell table:number-columns-repeated="897"/>
        </table:table-row>
        <table:table-row table:style-name="ro1">
          <table:table-cell table:style-name="ce2" office:value-type="string" office:string-value="Resistencia 1 10k  " calcext:value-type="string">
            <text:p>Resistencia 1 10k <text:s text:c="2"/></text:p>
          </table:table-cell>
          <table:table-cell table:style-name="ce7" office:value-type="string" calcext:value-type="string">
            <text:p>1/4 o 1/8 Vatio</text:p>
          </table:table-cell>
          <table:table-cell table:style-name="ce10" office:value-type="float" office:value="2" calcext:value-type="float">
            <text:p>2</text:p>
          </table:table-cell>
          <table:table-cell table:style-name="ce13"/>
          <table:table-cell table:style-name="ce5" table:number-columns-repeated="123"/>
          <table:table-cell table:number-columns-repeated="897"/>
        </table:table-row>
        <table:table-row table:style-name="ro1">
          <table:table-cell table:style-name="ce2" office:value-type="string" office:string-value="Relay 5 pines 5v  " calcext:value-type="string">
            <text:p>Relay 5 pines 5v <text:s text:c="2"/></text:p>
          </table:table-cell>
          <table:table-cell table:style-name="ce7" office:value-type="string" calcext:value-type="string">
            <text:p>5 V DC</text:p>
          </table:table-cell>
          <table:table-cell table:style-name="ce10" office:value-type="float" office:value="1" calcext:value-type="float">
            <text:p>1</text:p>
          </table:table-cell>
          <table:table-cell table:style-name="ce13"/>
          <table:table-cell table:style-name="ce5" table:number-columns-repeated="123"/>
          <table:table-cell table:number-columns-repeated="897"/>
        </table:table-row>
        <table:table-row table:style-name="ro1">
          <table:table-cell table:style-name="ce2" office:value-type="string" office:string-value="Caja plastica" calcext:value-type="string">
            <text:p>Caja plastica </text:p>
          </table:table-cell>
          <table:table-cell table:style-name="ce7" office:value-type="string" calcext:value-type="string">
            <text:p>10cmx5cmx4cm</text:p>
          </table:table-cell>
          <table:table-cell table:style-name="ce10" office:value-type="float" office:value="1" calcext:value-type="float">
            <text:p>1</text:p>
          </table:table-cell>
          <table:table-cell table:style-name="ce13"/>
          <table:table-cell table:style-name="ce5" table:number-columns-repeated="123"/>
          <table:table-cell table:number-columns-repeated="897"/>
        </table:table-row>
        <table:table-row table:style-name="ro1">
          <table:table-cell table:style-name="ce2" office:value-type="string" office:string-value="Cable calibre 12  " calcext:value-type="string">
            <text:p>Cable calibre 12 <text:s text:c="2"/></text:p>
          </table:table-cell>
          <table:table-cell table:style-name="ce7" office:value-type="string" calcext:value-type="string">
            <text:p>duplex</text:p>
          </table:table-cell>
          <table:table-cell table:style-name="ce10" office:value-type="string" calcext:value-type="string">
            <text:p>1.5 m</text:p>
          </table:table-cell>
          <table:table-cell table:style-name="ce13"/>
          <table:table-cell table:style-name="ce5" table:number-columns-repeated="123"/>
          <table:table-cell table:number-columns-repeated="897"/>
        </table:table-row>
        <table:table-row table:style-name="ro1">
          <table:table-cell table:style-name="ce2" office:value-type="string" office:string-value="Clavija  " calcext:value-type="string">
            <text:p>Clavija <text:s text:c="2"/></text:p>
          </table:table-cell>
          <table:table-cell table:style-name="ce7" office:value-type="string" calcext:value-type="string">
            <text:p>nomal</text:p>
          </table:table-cell>
          <table:table-cell table:style-name="ce10" office:value-type="float" office:value="1" calcext:value-type="float">
            <text:p>1</text:p>
          </table:table-cell>
          <table:table-cell table:style-name="ce13"/>
          <table:table-cell table:style-name="ce5" table:number-columns-repeated="123"/>
          <table:table-cell table:number-columns-repeated="897"/>
        </table:table-row>
        <table:table-row table:style-name="ro1">
          <table:table-cell table:style-name="ce2" office:value-type="string" office:string-value="led" calcext:value-type="string">
            <text:p>led </text:p>
          </table:table-cell>
          <table:table-cell table:style-name="ce7" office:value-type="string" calcext:value-type="string">
            <text:p>rojo</text:p>
          </table:table-cell>
          <table:table-cell table:style-name="ce10" office:value-type="float" office:value="1" calcext:value-type="float">
            <text:p>1</text:p>
          </table:table-cell>
          <table:table-cell table:style-name="ce13"/>
          <table:table-cell table:style-name="ce5" table:number-columns-repeated="123"/>
          <table:table-cell table:number-columns-repeated="897"/>
        </table:table-row>
        <table:table-row table:style-name="ro1">
          <table:table-cell table:style-name="ce3" office:value-type="string" office:string-value="Toma corriente sencilla" calcext:value-type="string">
            <text:p>Toma corriente sencilla </text:p>
          </table:table-cell>
          <table:table-cell table:style-name="ce8" office:value-type="string" calcext:value-type="string">
            <text:p>Empotrar en caja</text:p>
          </table:table-cell>
          <table:table-cell table:style-name="ce11" office:value-type="float" office:value="1" calcext:value-type="float">
            <text:p>1</text:p>
          </table:table-cell>
          <table:table-cell table:style-name="ce13"/>
          <table:table-cell table:style-name="ce5" table:number-columns-repeated="123"/>
          <table:table-cell table:number-columns-repeated="897"/>
        </table:table-row>
        <table:table-row table:style-name="ro1">
          <table:table-cell table:style-name="ce5" table:number-columns-repeated="2"/>
          <table:table-cell table:style-name="ce9" office:value-type="string" calcext:value-type="string">
            <text:p>Total</text:p>
          </table:table-cell>
          <table:table-cell table:style-name="ce14" table:formula="of:=SUM([.D26:.D35])" office:value-type="currency" office:value="0" calcext:value-type="currency">
            <text:p><text:s/>$- </text:p>
          </table:table-cell>
          <table:table-cell table:style-name="ce5" table:number-columns-repeated="123"/>
          <table:table-cell table:number-columns-repeated="897"/>
        </table:table-row>
        <table:table-row table:style-name="ro1" table:number-rows-repeated="92">
          <table:table-cell table:style-name="ce5" table:number-columns-repeated="2"/>
          <table:table-cell table:style-name="ce9"/>
          <table:table-cell table:style-name="ce12"/>
          <table:table-cell table:style-name="ce5" table:number-columns-repeated="123"/>
          <table:table-cell table:number-columns-repeated="897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Excel_BuiltIn_Print_Area" table:base-cell-address="$Sheet1.$A$1" table:expression=""/>
          <table:named-expression table:name="Excel_BuiltIn_Sheet_Title" table:base-cell-address="$Sheet1.$A$1" table:expression="&quot;Sheet1&quot;"/>
        </table:named-expressions>
      </table:table>
      <table:table table:name="Sheet2" table:style-name="ta2">
        <table:table-column table:style-name="co3" table:number-columns-repeated="256" table:default-cell-style-name="ce6"/>
        <table:table-column table:style-name="co5" table:number-columns-repeated="768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Excel_BuiltIn_Print_Area" table:base-cell-address="$Sheet1.$A$1" table:expression=""/>
          <table:named-expression table:name="Excel_BuiltIn_Sheet_Title" table:base-cell-address="$Sheet1.$A$1" table:expression="&quot;Sheet2&quot;"/>
        </table:named-expressions>
      </table:table>
      <table:table table:name="Sheet3" table:style-name="ta3">
        <table:table-column table:style-name="co3" table:number-columns-repeated="256" table:default-cell-style-name="ce6"/>
        <table:table-column table:style-name="co5" table:number-columns-repeated="768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Excel_BuiltIn_Print_Area" table:base-cell-address="$Sheet1.$A$1" table:expression=""/>
          <table:named-expression table:name="Excel_BuiltIn_Sheet_Title" table:base-cell-address="$Sheet1.$A$1" table:expression="&quot;Sheet3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6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6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26P2" style:volatile="true">
      <number:text> </number:text>
      <number:currency-symbol/>
      <loext:fill-character> </loext:fill-character>
      <number:text>- </number:text>
    </number:currency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28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8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28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33P0" style:volatile="true">
      <number:text> </number:text>
      <number:currency-symbol/>
      <loext:fill-character> </loext:fill-character>
      <number:number number:decimal-places="0" loext:min-decimal-places="0" number:min-integer-digits="1"/>
      <number:text> </number:text>
    </number:currency-style>
    <number:currency-style style:name="N133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/>
      <number:text>)</number:text>
    </number:currency-style>
    <number:currency-style style:name="N133P2" style:volatile="true">
      <number:text> </number:text>
      <number:currency-symbol/>
      <loext:fill-character> </loext:fill-character>
      <number:text>- </number:text>
    </number:currency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4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34P1" style:volatile="true">
      <number:currency-symbol/>
      <number:number number:decimal-places="0" loext:min-decimal-places="0" number:min-integer-digits="1" number:grouping="true"/>
      <number:text>)</number:text>
    </number:currency-style>
    <number:number-style style:name="N134P2" style:volatile="true">
      <number:number number:decimal-places="0" loext:min-decimal-places="0" number:min-integer-digits="0"/>
      <number:text> $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fo:color="#000000" style:font-name="Sans" fo:font-family="Sans" style:font-name-complex="Sans" style:font-family-complex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72pt" fo:margin-right="72pt" style:first-page-number="continue" style:scale-to="100%" style:writing-mode="lr-tb" style:print="annotations charts drawings objects zero-values"/>
      <style:header-style>
        <style:header-footer-properties fo:min-height="21.26pt" fo:margin-left="0pt" fo:margin-right="0pt" fo:margin-bottom="38.01pt"/>
      </style:header-style>
      <style:footer-style>
        <style:header-footer-properties fo:min-height="21.26pt" fo:margin-left="0pt" fo:margin-right="0pt" fo:margin-top="38.0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8T15:36:20</meta:creation-date>
    <dc:date>2016-05-21T15:33:43.569871778</dc:date>
    <meta:editing-duration>PT9M17S</meta:editing-duration>
    <meta:editing-cycles>1</meta:editing-cycles>
    <meta:document-statistic meta:table-count="3" meta:cell-count="96" meta:object-count="0"/>
    <meta:generator>LibreOffice/5.1.2.2.0$Linux_X86_64 LibreOffice_project/10m0$Build-2</meta:generator>
  </office:meta>
</office:document-meta>
</file>